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6.5cm"/>
    </style:style>
    <style:style style:name="gr12" style:family="graphic" style:parent-style-name="standard">
      <style:graphic-properties draw:textarea-horizontal-align="justify" draw:textarea-vertical-align="middle" draw:auto-grow-height="false" fo:min-height="0.87cm" fo:min-width="2.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6cm" svg:x="11cm" svg:y="2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.5cm" svg:x="3cm" svg:y="2cm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.5cm" svg:x="3cm" svg:y="5.5cm">
          <text:p text:style-name="P1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0.1cm" svg:x="9cm" svg:y="4cm">
          <text:p text:style-name="P1"><text:span text:style-name="T3">RD_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1cm" svg:x="9cm" svg:y="4.5cm">
          <text:p text:style-name="P1"><text:span text:style-name="T3">WR_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9cm" svg:y="5cm">
          <text:p text:style-name="P1"><text:span text:style-name="T3">ADR_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0.2cm" svg:x="9cm" svg:y="5.5cm">
          <text:p text:style-name="P1"><text:span text:style-name="T3">DO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9cm" svg:y="6cm">
          <text:p text:style-name="P1"><text:span text:style-name="T3">D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cm" svg:height="0.1cm" svg:x="5cm" svg:y="7.7cm">
          <text:p text:style-name="P1"><text:span text:style-name="T3">INT_OUT/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cm" svg:height="0.1cm" svg:x="5cm" svg:y="2.3cm">
          <text:p text:style-name="P1"><text:span text:style-name="T3">INT_OUT/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5cm" svg:y="4.1cm">
          <text:p text:style-name="P1"><text:span text:style-name="T3">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5cm" svg:y="7.1cm">
          <text:p text:style-name="P1"><text:span text:style-name="T3">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5cm" svg:y="6.8cm">
          <text:p text:style-name="P1"><text:span text:style-name="T3">DI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5cm" svg:y="6.5cm">
          <text:p text:style-name="P1"><text:span text:style-name="T3">ADR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1cm" svg:x="5cm" svg:y="6.2cm">
          <text:p text:style-name="P1"><text:span text:style-name="T3">WR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1cm" svg:x="5cm" svg:y="5.9cm">
          <text:p text:style-name="P1"><text:span text:style-name="T3">RD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5cm" svg:y="3.8cm">
          <text:p text:style-name="P1"><text:span text:style-name="T3">DI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1cm" svg:x="5cm" svg:y="3.2cm">
          <text:p text:style-name="P1"><text:span text:style-name="T3">WR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1cm" svg:x="5cm" svg:y="2.9cm">
          <text:p text:style-name="P1"><text:span text:style-name="T3">RD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5cm" svg:y="3.5cm">
          <text:p text:style-name="P1"><text:span text:style-name="T3">ADR_I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5cm" svg:height="0.1cm" svg:x="1.5cm" svg:y="2.5cm">
          <text:p text:style-name="P1"><text:span text:style-name="T3">C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5cm" svg:height="0.1cm" svg:x="1.5cm" svg:y="3cm">
          <text:p text:style-name="P1"><text:span text:style-name="T3">SC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5cm" svg:height="0.1cm" svg:x="1.5cm" svg:y="3.5cm">
          <text:p text:style-name="P1"><text:span text:style-name="T3">MOS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5cm" svg:height="0.1cm" svg:x="1.5cm" svg:y="6.5cm">
          <text:p text:style-name="P1"><text:span text:style-name="T3">RX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5cm" svg:height="0.1cm" svg:x="1.5cm" svg:y="7cm">
          <text:p text:style-name="P1"><text:span text:style-name="T3">TX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5cm" svg:height="0.1cm" svg:x="1.5cm" svg:y="4cm">
          <text:p text:style-name="P1"><text:span text:style-name="T3">MIS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8cm" svg:y="2.5cm">
          <text:p text:style-name="P1"><text:span text:style-name="T3">ADR_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8cm" svg:y="3.5cm">
          <text:p text:style-name="P1"><text:span text:style-name="T3">D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18cm" svg:y="4cm">
          <text:p text:style-name="P1"><text:span text:style-name="T3">DO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5cm" svg:height="3cm" svg:x="20cm" svg:y="1.5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3cm" svg:x="20cm" svg:y="5.5cm">
          <text:p text:style-name="P1"><text:span text:style-name="T1">WS_Encod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2cm" svg:height="1cm" svg:x="22cm" svg:y="4.5cm">
          <text:p text:style-name="P1"><text:span text:style-name="T3">D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2cm" svg:height="1cm" svg:x="21.5cm" svg:y="4.5cm">
          <text:p text:style-name="P1"><text:span text:style-name="T3">AD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1cm" svg:height="1cm" svg:x="20.5cm" svg:y="4.5cm">
          <text:p text:style-name="P1"><text:span text:style-name="T3">RD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cm" svg:height="0.1cm" svg:x="18cm" svg:y="6cm">
          <text:p text:style-name="P1"><text:span text:style-name="T3">WR_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8cm" svg:y="7.5cm">
          <text:p text:style-name="P1"><text:span text:style-name="T3">D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18cm" svg:y="8cm">
          <text:p text:style-name="P1"><text:span text:style-name="T3">DO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8cm" svg:y="6.5cm">
          <text:p text:style-name="P1"><text:span text:style-name="T3">ADR_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1cm" svg:x="18cm" svg:y="2cm">
          <text:p text:style-name="P1"><text:span text:style-name="T3">WR_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4cm" svg:y="4.5cm">
          <text:p text:style-name="P1"><text:span text:style-name="T3">ADR_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2cm" svg:x="14cm" svg:y="5.5cm">
          <text:p text:style-name="P1"><text:span text:style-name="T3">D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1cm" svg:x="14cm" svg:y="4cm">
          <text:p text:style-name="P1"><text:span text:style-name="T3">WR_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2cm" svg:x="14cm" svg:y="6cm">
          <text:p text:style-name="P1"><text:span text:style-name="T3">DI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7cm" svg:height="2cm" draw:transform="rotate (-1.5707963267949) translate (18cm 1.5cm)">
          <text:p text:style-name="P1"><text:span text:style-name="T1">BIUO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5" draw:layer="layout" svg:width="4.8cm" svg:height="2cm" draw:transform="rotate (1.5707963267949) translate (7cm 7.4cm)">
          <text:p text:style-name="P1"><text:span text:style-name="T4">BIUI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2cm" svg:height="0.2cm" svg:x="22.5cm" svg:y="7cm">
          <text:p text:style-name="P1"><text:span text:style-name="T3">PIXEL_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2:52:49.017000000</meta:creation-date>
    <dc:date>2016-10-31T11:59:19.124000000</dc:date>
    <meta:editing-duration>PT1H44M38S</meta:editing-duration>
    <meta:editing-cycles>15</meta:editing-cycles>
    <meta:generator>LibreOffice/5.1.3.2$Windows_x86 LibreOffice_project/644e4637d1d8544fd9f56425bd6cec110e49301b</meta:generator>
    <meta:document-statistic meta:object-count="46"/>
  </office:meta>
</office:document-meta>
</file>